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e994" draw:textarea-horizontal-align="justify" draw:textarea-vertical-align="middle" draw:auto-grow-height="false" fo:min-height="3.36cm" fo:min-width="3.61cm"/>
      <style:paragraph-properties style:writing-mode="lr-tb"/>
    </style:style>
    <style:style style:name="gr2" style:family="graphic" style:parent-style-name="standard">
      <style:graphic-properties svg:stroke-color="#111111" draw:fill="solid" draw:fill-color="#ffe994" draw:textarea-horizontal-align="justify" draw:textarea-vertical-align="middle" draw:auto-grow-height="false" fo:min-height="4.488cm" fo:min-width="4.488cm"/>
      <style:paragraph-properties style:writing-mode="lr-tb"/>
    </style:style>
    <style:style style:name="gr3" style:family="graphic" style:parent-style-name="standard">
      <style:graphic-properties svg:stroke-color="#111111" draw:fill="solid" draw:fill-color="#ffe994" draw:textarea-horizontal-align="justify" draw:textarea-vertical-align="middle" draw:auto-grow-height="false" fo:min-height="3.134cm" fo:min-width="4.634cm"/>
      <style:paragraph-properties style:writing-mode="lr-tb"/>
    </style:style>
    <style:style style:name="gr4" style:family="graphic" style:parent-style-name="standard">
      <style:graphic-properties svg:stroke-color="#111111" draw:fill="solid" draw:fill-color="#ffe994" draw:textarea-horizontal-align="justify" draw:textarea-vertical-align="middle" draw:auto-grow-height="false" fo:min-height="7.794cm" fo:min-width="6.044cm"/>
      <style:paragraph-properties style:writing-mode="lr-tb"/>
    </style:style>
    <style:style style:name="gr5" style:family="graphic" style:parent-style-name="standard">
      <style:graphic-properties svg:stroke-color="#111111" draw:fill="solid" draw:fill-color="#ffe994" draw:textarea-horizontal-align="justify" draw:textarea-vertical-align="middle" draw:auto-grow-height="false" fo:min-height="5.836cm" fo:min-width="3.336cm"/>
      <style:paragraph-properties style:writing-mode="lr-tb"/>
    </style:style>
    <style:style style:name="gr6" style:family="graphic" style:parent-style-name="standard">
      <style:graphic-properties svg:stroke-color="#111111" draw:fill="solid" draw:fill-color="#ffe994" draw:textarea-horizontal-align="justify" draw:textarea-vertical-align="middle" draw:auto-grow-height="false" fo:min-height="5.762cm" fo:min-width="4.012cm"/>
      <style:paragraph-properties style:writing-mode="lr-tb"/>
    </style:style>
    <style:style style:name="gr7" style:family="graphic" style:parent-style-name="standard">
      <style:graphic-properties svg:stroke-color="#111111" draw:fill="solid" draw:fill-color="#ffe994" draw:textarea-horizontal-align="justify" draw:textarea-vertical-align="middle" draw:auto-grow-height="false" fo:min-height="7.464cm" fo:min-width="4.464cm"/>
      <style:paragraph-properties style:writing-mode="lr-tb"/>
    </style:style>
    <style:style style:name="gr8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463cm"/>
      <style:paragraph-properties style:writing-mode="lr-tb"/>
    </style:style>
    <style:style style:name="gr10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.069cm"/>
      <style:paragraph-properties style:writing-mode="lr-tb"/>
    </style:style>
    <style:style style:name="gr12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4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5cm"/>
      <style:paragraph-properties style:writing-mode="lr-tb"/>
    </style:style>
    <style:style style:name="gr16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8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0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22" draw:marker-end-width="0.3cm" draw:fill="none" draw:textarea-vertical-align="middle"/>
    </style:style>
    <style:style style:name="P1" style:family="paragraph">
      <style:paragraph-properties fo:text-align="center"/>
      <style:text-properties style:font-name="Arial" fo:font-size="11pt" style:font-size-asian="11pt" style:font-size-complex="11pt"/>
    </style:style>
    <style:style style:name="P2" style:family="paragraph">
      <loext:graphic-properties draw:fill="solid" draw:fill-color="#ffe994"/>
      <style:paragraph-properties fo:text-align="center"/>
      <style:text-properties style:font-name="Arial" fo:font-size="11pt" style:font-size-asian="11pt" style:font-size-complex="11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Arial" fo:text-shadow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Arial" fo:text-shadow="none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9pt" style:font-size-asian="9pt" style:font-size-complex="9pt"/>
    </style:style>
    <style:style style:name="T3" style:family="text">
      <style:text-properties style:font-name="Arial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Arial" fo:font-size="9pt" style:text-underline-style="none" style:font-size-asian="9pt" style:font-size-complex="9pt"/>
    </style:style>
    <style:style style:name="T5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text-underline-style="solid" style:text-underline-width="auto" style:text-underline-color="font-color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5cm" svg:height="4cm" svg:x="7cm" svg:y="8.25cm">
          <text:p text:style-name="P1"><text:span text:style-name="T1">+Game</text:span></text:p>
          <text:p text:style-name="P1"><text:span text:style-name="T1">---------------------------</text:span></text:p>
          <text:p text:style-name="P1"><text:span text:style-name="T2">---------------------------------</text:span></text:p>
          <text:p text:style-name="P1"><text:span text:style-name="T2">+Game()</text:span></text:p>
          <text:p text:style-name="P1"><text:span text:style-name="T2">-aksName(String) : String</text:span></text:p>
          <text:p text:style-name="P1"><text:span text:style-name="T2">-play() : void</text:span></text:p>
          <text:p text:style-name="P1"><text:span text:style-name="T2">-nextRound() : void</text:span></text:p>
          <text:p text:style-name="P1"><text:span text:style-name="T2">-tour(Player) : Pie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5.25cm" svg:x="7.75cm" svg:y="1.5cm">
          <text:p text:style-name="P1"><text:span text:style-name="T1">+Affichage&lt;T&gt;</text:span></text:p>
          <text:p text:style-name="P1"><text:span text:style-name="T1">--------------------------------</text:span></text:p>
          <text:p text:style-name="P1"><text:span text:style-name="T2">-tab: T[][]</text:span></text:p>
          <text:p text:style-name="P1"><text:span text:style-name="T3">+RED_BACKGROUND</text:span><text:span text:style-name="T2"> : String</text:span></text:p>
          <text:p text:style-name="P3"><text:span text:style-name="T2">+BLUE</text:span><text:span text:style-name="T3">_BACKGROUND</text:span><text:span text:style-name="T2"> : String</text:span></text:p>
          <text:p text:style-name="P3"><text:span text:style-name="T3">+RESET</text:span><text:span text:style-name="T2"> : String</text:span></text:p>
          <text:p text:style-name="P1"><text:span text:style-name="T2">--------------------------------------</text:span></text:p>
          <text:p text:style-name="P1"><text:span text:style-name="T2">+Affichage(T[][])</text:span></text:p>
          <text:p text:style-name="P1"><text:span text:style-name="T2">+setTable(T[][]) : void</text:span></text:p>
          <text:p text:style-name="P1"><text:span text:style-name="T2">+print() : void</text:span></text:p>
          <text:p text:style-name="P1"><text:span text:style-name="T2">+</text:span><text:span text:style-name="T3">clearScreen() </text:span><text:span text:style-name="T2">: vo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5cm" svg:height="3.75cm" svg:x="14.25cm" svg:y="1.5cm">
          <text:p text:style-name="P1"><text:span text:style-name="T2">« enum »</text:span></text:p>
          <text:p text:style-name="P1"><text:span text:style-name="T1">+Couleur</text:span></text:p>
          <text:p text:style-name="P1"><text:span text:style-name="T1">--------------------------------</text:span></text:p>
          <text:p text:style-name="P1"><text:span text:style-name="T2">BLANC(1)</text:span></text:p>
          <text:p text:style-name="P1"><text:span text:style-name="T2">NOIR(2)</text:span></text:p>
          <text:p text:style-name="P1"><text:span text:style-name="T2">-number : int</text:span></text:p>
          <text:p text:style-name="P1"><text:span text:style-name="T2">---------------------------------------</text:span></text:p>
          <text:p text:style-name="P1"><text:span text:style-name="T2">+Couleur(int)</text:span></text:p>
          <text:p text:style-name="P1"><text:span text:style-name="T2">-getNumber() : i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7.25cm" svg:height="8.75cm" svg:x="1.75cm" svg:y="14cm">
          <text:p text:style-name="P1"><text:span text:style-name="T1">+Plateau</text:span></text:p>
          <text:p text:style-name="P1"><text:span text:style-name="T1">-------------------------------</text:span></text:p>
          <text:p text:style-name="P1"><text:span text:style-name="T2">-X: int</text:span></text:p>
          <text:p text:style-name="P1"><text:span text:style-name="T2">-Y: int</text:span></text:p>
          <text:p text:style-name="P1"><text:span text:style-name="T2">--------------------------------------</text:span></text:p>
          <text:p text:style-name="P1"><text:span text:style-name="T2">+Plateau()</text:span></text:p>
          <text:p text:style-name="P1"><text:span text:style-name="T2">+get(String) : Piece</text:span></text:p>
          <text:p text:style-name="P1"><text:span text:style-name="T2">+getCase(int,int) : Piece</text:span></text:p>
          <text:p text:style-name="P1"><text:span text:style-name="T2">+estVide(int,int) : boolean</text:span></text:p>
          <text:p text:style-name="P3"><text:span text:style-name="T2">+estVide(String) : boolean</text:span></text:p>
          <text:p text:style-name="P3"><text:span text:style-name="T2">+tableauString() : String[][]</text:span></text:p>
          <text:p text:style-name="P3"><text:span text:style-name="T2">+set(Piece, String) : void</text:span></text:p>
          <text:p text:style-name="P3"><text:span text:style-name="T2">+set(Piece) : void</text:span></text:p>
          <text:p text:style-name="P1"><text:span text:style-name="T2">+free(String) : Piece</text:span></text:p>
          <text:p text:style-name="P1"><text:span text:style-name="T2">+contains(Piece) : boolean</text:span></text:p>
          <text:p text:style-name="P1"><text:span text:style-name="T2">+getX(String) : int</text:span></text:p>
          <text:p text:style-name="P1"><text:span text:style-name="T2">+getY(String) : int</text:span></text:p>
          <text:p text:style-name="P1"><text:span text:style-name="T2">+replace(Piece,String) : Piece</text:span></text:p>
          <text:p text:style-name="P3"><text:span text:style-name="T2">+move(String, String) : Piece</text:span></text:p>
          <text:p text:style-name="P1"><text:span text:style-name="T2">+move(String, Coordonnee) : </text:span><text:span text:style-name="T2">Piece</text:span></text:p>
          <text:p text:style-name="P1"><text:span text:style-name="T2">+getPieces(Couleur) : ArrayList&lt;</text:span><text:span text:style-name="T2">Piece&gt;</text:span></text:p>
          <text:p text:style-name="P1"><text:span text:style-name="T2">+getPieces() : ArrayList&lt;Piece&gt;</text:span></text:p>
          <text:p text:style-name="P1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4.25cm" svg:height="6.5cm" svg:x="1.5cm" svg:y="1.25cm">
          <text:p text:style-name="P1"><text:span text:style-name="T1">+Menu</text:span></text:p>
          <text:p text:style-name="P1"><text:span text:style-name="T1">-------------------------</text:span></text:p>
          <text:p text:style-name="P1"><text:span text:style-name="T2">-</text:span><text:span text:style-name="T3">base </text:span><text:span text:style-name="T2">: String</text:span></text:p>
          <text:p text:style-name="P1"><text:span text:style-name="T2">-</text:span><text:span text:style-name="T3">nouvellePartie </text:span><text:span text:style-name="T2">: String</text:span></text:p>
          <text:p text:style-name="P1"><text:span text:style-name="T2">-</text:span><text:span text:style-name="T3">quitter </text:span><text:span text:style-name="T2">: String</text:span></text:p>
          <text:p text:style-name="P1"><text:span text:style-name="T2">-</text:span><text:span text:style-name="T3">score </text:span><text:span text:style-name="T2">: String</text:span></text:p>
          <text:p text:style-name="P1"><text:span text:style-name="T2">-</text:span><text:span text:style-name="T3">currentDisplay </text:span><text:span text:style-name="T2">: String</text:span></text:p>
          <text:p text:style-name="P1"><text:span text:style-name="T2">-------------------------------</text:span></text:p>
          <text:p text:style-name="P1"><text:span text:style-name="T2">-</text:span><text:span text:style-name="T3">setDisplay</text:span><text:span text:style-name="T2">() : void</text:span></text:p>
          <text:p text:style-name="P1"><text:span text:style-name="T2">-</text:span><text:span text:style-name="T3">launchGame</text:span><text:span text:style-name="T2">() : void</text:span></text:p>
          <text:p text:style-name="P1"><text:span text:style-name="T2">-</text:span><text:span text:style-name="T3">writeScore</text:span><text:span text:style-name="T2">() : void</text:span></text:p>
          <text:p text:style-name="P1"><text:span text:style-name="T2">-</text:span><text:span text:style-name="T3">showScore</text:span><text:span text:style-name="T2">() : void</text:span></text:p>
          <text:p text:style-name="P1"><text:span text:style-name="T3">-chooseOption</text:span><text:span text:style-name="T2">() : void</text:span></text:p>
          <text:p text:style-name="P1"><text:span text:style-name="T2"/></text:p>
          <text:p text:style-name="P1"><text:span text:style-name="T2">+</text:span><text:span text:style-name="T3">main</text:span><text:span text:style-name="T2">() : vo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cm" svg:height="6.5cm" svg:x="15cm" svg:y="6.25cm">
          <text:p text:style-name="P1"><text:span text:style-name="T1">+Player</text:span></text:p>
          <text:p text:style-name="P1"><text:span text:style-name="T1">-------------------------</text:span></text:p>
          <text:p text:style-name="P1"><text:span text:style-name="T2">-</text:span><text:span text:style-name="T4">name</text:span><text:span text:style-name="T2"> : String</text:span></text:p>
          <text:p text:style-name="P1"><text:span text:style-name="T2">-</text:span><text:span text:style-name="T4">board </text:span><text:span text:style-name="T2">: Plateau</text:span></text:p>
          <text:p text:style-name="P1"><text:span text:style-name="T2">-------------------------------</text:span></text:p>
          <text:p text:style-name="P1"><text:span text:style-name="T4">+Player</text:span><text:span text:style-name="T2">(Couleur, String, plateau)</text:span></text:p>
          <text:p text:style-name="P1"><text:span text:style-name="T2">-createWhitePieces) : void</text:span></text:p>
          <text:p text:style-name="P1"><text:span text:style-name="T2">-createBlackPieces() : void</text:span></text:p>
          <text:p text:style-name="P1"><text:span text:style-name="T2">+getPieces() : List&lt;Piece&gt;</text:span></text:p>
          <text:p text:style-name="P1"><text:span text:style-name="T2">+getName() : String</text:span></text:p>
          <text:p text:style-name="P1"><text:span text:style-name="T2">+getColor() : Couleu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5cm" svg:height="8.25cm" svg:x="14.25cm" svg:y="14.25cm">
          <text:p text:style-name="P1"><text:span text:style-name="T5">+Piece</text:span></text:p>
          <text:p text:style-name="P1"><text:span text:style-name="T1">-------------------------</text:span></text:p>
          <text:p text:style-name="P1"><text:span text:style-name="T2">-</text:span><text:span text:style-name="T4">famille</text:span><text:span text:style-name="T2"> : String</text:span></text:p>
          <text:p text:style-name="P1"><text:span text:style-name="T2">#plateau : Plateau</text:span></text:p>
          <text:p text:style-name="P1"><text:span text:style-name="T2">#couleur : String</text:span></text:p>
          <text:p text:style-name="P1"><text:span text:style-name="T2">#unicode : String</text:span></text:p>
          <text:p text:style-name="P1"><text:span text:style-name="T2">#x : int</text:span></text:p>
          <text:p text:style-name="P1"><text:span text:style-name="T2">#y : int</text:span></text:p>
          <text:p text:style-name="P1"><text:span text:style-name="T2">-------------------------------</text:span></text:p>
          <text:p text:style-name="P1"><text:span text:style-name="T4">+Piece</text:span><text:span text:style-name="T2">(int,int,String;String,Plate</text:span><text:span text:style-name="T2">au)</text:span></text:p>
          <text:p text:style-name="P3"><text:span text:style-name="T2">+</text:span><text:span text:style-name="T6">casesPossibles</text:span><text:span text:style-name="T2"> : </text:span><text:span text:style-name="T2">ArrayList&lt;Coordonnee&gt;</text:span></text:p>
          <text:p text:style-name="P3"><text:span text:style-name="T2">+coupPossible(int,int) : boolean</text:span></text:p>
          <text:p text:style-name="P3"><text:span text:style-name="T2">+mouvementPossible(int,int) : </text:span><text:span text:style-name="T2">boolean</text:span></text:p>
          <text:p text:style-name="P1"><text:span text:style-name="T2">+findUnicode(String, String)</text:span></text:p>
          <text:p text:style-name="P1"><text:span text:style-name="T2">getters</text:span></text:p>
          <text:p text:style-name="P1"><text:span text:style-name="T2">sett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3.625cm" svg:y1="7.75cm" svg:x2="7cm" svg:y2="10.25cm" draw:start-shape="id1" draw:start-glue-point="2" draw:end-shape="id2" svg:d="M3625 7750v2500h3375" svg:viewBox="0 0 3376 2501">
          <text:p/>
        </draw:connector>
        <draw:frame draw:style-name="gr9" draw:text-style-name="P6" draw:layer="layout" svg:width="2.75cm" svg:height="0.713cm" svg:x="4cm" svg:y="10.25cm">
          <draw:text-box>
            <text:p text:style-name="P5"><text:span text:style-name="T7">-</text:span><text:span text:style-name="T8">game</text:span></text:p>
          </draw:text-box>
        </draw:frame>
        <draw:line draw:style-name="gr10" draw:text-style-name="P4" draw:layer="layout" svg:x1="10cm" svg:y1="8.25cm" svg:x2="10cm" svg:y2="6.75cm">
          <text:p/>
        </draw:line>
        <draw:frame draw:style-name="gr11" draw:text-style-name="P8" draw:layer="layout" svg:width="3.75cm" svg:height="1.319cm" svg:x="6.5cm" svg:y="6.931cm">
          <draw:text-box>
            <text:p text:style-name="P7"><text:span text:style-name="T2">-affichage : &lt;String&gt;</text:span></text:p>
          </draw:text-box>
        </draw:frame>
        <draw:line draw:style-name="gr12" draw:text-style-name="P4" draw:layer="layout" svg:x1="17cm" svg:y1="6.25cm" svg:x2="17cm" svg:y2="5.25cm">
          <text:p/>
        </draw:line>
        <draw:frame draw:style-name="gr13" draw:text-style-name="P9" draw:layer="layout" svg:width="1.75cm" svg:height="0.75cm" svg:x="15.25cm" svg:y="5.25cm">
          <draw:text-box>
            <text:p text:style-name="P7"><text:span text:style-name="T2">-</text:span><text:span text:style-name="T4">color</text:span></text:p>
          </draw:text-box>
        </draw:frame>
        <draw:line draw:style-name="gr14" draw:text-style-name="P4" draw:layer="layout" svg:x1="11.5cm" svg:y1="10cm" svg:x2="15cm" svg:y2="10cm">
          <text:p/>
        </draw:line>
        <draw:frame draw:style-name="gr15" draw:text-style-name="P8" draw:layer="layout" svg:width="2.75cm" svg:height="1.75cm" svg:x="12.25cm" svg:y="8cm">
          <draw:text-box>
            <text:p text:style-name="P7"><text:span text:style-name="T2">-white</text:span></text:p>
            <text:p text:style-name="P7"><text:span text:style-name="T2">-black</text:span></text:p>
            <text:p text:style-name="P7"><text:span text:style-name="T2">-currentPlayer</text:span></text:p>
            <text:p text:style-name="P7"><text:span text:style-name="T2">-winner</text:span></text:p>
          </draw:text-box>
        </draw:frame>
        <draw:line draw:style-name="gr16" draw:text-style-name="P4" draw:layer="layout" svg:x1="9cm" svg:y1="16.5cm" svg:x2="14.25cm" svg:y2="16.5cm">
          <text:p/>
        </draw:line>
        <draw:frame draw:style-name="gr17" draw:text-style-name="P8" draw:layer="layout" svg:width="3.25cm" svg:height="0.607cm" svg:x="10.25cm" svg:y="15.75cm">
          <draw:text-box>
            <text:p text:style-name="P7"><text:span text:style-name="T2">-plateau : [][]</text:span></text:p>
          </draw:text-box>
        </draw:frame>
        <draw:line draw:style-name="gr18" draw:text-style-name="P4" draw:layer="layout" svg:x1="17.25cm" svg:y1="12.75cm" svg:x2="17.25cm" svg:y2="14.25cm">
          <text:p/>
        </draw:line>
        <draw:frame draw:style-name="gr19" draw:text-style-name="P8" draw:layer="layout" svg:width="3.25cm" svg:height="0.963cm" svg:x="17cm" svg:y="13cm">
          <draw:text-box>
            <text:p text:style-name="P7"><text:span text:style-name="T4">-pieces</text:span><text:span text:style-name="T2">: ArrayList</text:span></text:p>
          </draw:text-box>
        </draw:frame>
        <draw:connector draw:style-name="gr20" draw:text-style-name="P4" draw:layer="layout" svg:x1="9.25cm" svg:y1="12.25cm" svg:x2="5.375cm" svg:y2="14cm" draw:start-shape="id2" draw:end-shape="id3" svg:d="M9250 12250v876h-3875v874" svg:viewBox="0 0 3876 1751">
          <text:p/>
        </draw:connector>
        <draw:frame draw:style-name="gr13" draw:text-style-name="P9" draw:layer="layout" svg:width="3cm" svg:height="0.75cm" svg:x="5cm" svg:y="12.5cm">
          <draw:text-box>
            <text:p text:style-name="P7"><text:span text:style-name="T2">-board</text:span></text:p>
          </draw:text-box>
        </draw:frame>
        <draw:connector draw:style-name="gr21" draw:text-style-name="P4" draw:layer="layout" svg:x1="14.773cm" svg:y1="10.936cm" svg:x2="9.106cm" svg:y2="15.698cm" svg:d="M14773 10936h-2833v4762h-2834" svg:viewBox="0 0 5668 4763">
          <text:p/>
        </draw:connector>
        <draw:frame draw:style-name="gr13" draw:text-style-name="P9" draw:layer="layout" svg:width="3cm" svg:height="0.75cm" svg:x="12cm" svg:y="11cm">
          <draw:text-box>
            <text:p text:style-name="P7"><text:span text:style-name="T2">-boar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08:42:56.925589969</meta:creation-date>
    <dc:date>2023-09-06T09:46:54.821125783</dc:date>
    <meta:editing-duration>PT1H3M58S</meta:editing-duration>
    <meta:editing-cycles>1</meta:editing-cycles>
    <meta:document-statistic meta:object-count="23"/>
    <meta:generator>LibreOffice/7.5.4.2$Linux_X86_64 LibreOffice_project/36ccfdc35048b057fd9854c757a8b67ec53977b6</meta:generator>
  </office:meta>
</office:document-meta>
</file>